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7.5pt" style:font-size-asian="7.5pt" style:font-size-complex="7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7.5pt" style:font-size-asian="7.5pt" style:font-size-complex="7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2cm" svg:height="1cm" svg:x="0.5cm" svg:y="1cm">
          <text:p text:style-name="P1">开始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7cm" svg:height="0.831cm" svg:x="0.5cm" svg:y="0.169cm">
          <draw:text-box>
            <text:p><text:span text:style-name="T1">main.c</text:span></text:p>
          </draw:text-box>
        </draw:frame>
        <draw:frame draw:style-name="gr2" draw:text-style-name="P2" draw:layer="layout" svg:width="3.711cm" svg:height="0.831cm" svg:x="0cm" svg:y="2.169cm">
          <draw:text-box>
            <text:p><text:span text:style-name="T1">FBDEV fbdev</text:span></text:p>
          </draw:text-box>
        </draw:frame>
        <draw:line draw:style-name="gr3" draw:text-style-name="P1" draw:layer="layout" svg:x1="1.5cm" svg:y1="2.9cm" svg:x2="1.5cm" svg:y2="3.9cm">
          <text:p/>
        </draw:line>
        <draw:custom-shape draw:style-name="gr1" draw:text-style-name="P3" draw:layer="layout" svg:width="2cm" svg:height="1cm" svg:x="0.5cm" svg:y="4cm">
          <text:p text:style-name="P1"><text:span text:style-name="T2">载入图片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.099cm" svg:height="0.624cm" svg:x="0cm" svg:y="5.376cm">
          <draw:text-box>
            <text:p><text:span text:style-name="T3">JPEG_NODE *jpeg_head <text:s/>(</text:span><text:span text:style-name="T3">图片链表</text:span><text:span text:style-name="T3">)</text:span></text:p>
          </draw:text-box>
        </draw:frame>
        <draw:frame draw:style-name="gr2" draw:text-style-name="P5" draw:layer="layout" svg:width="11.276cm" svg:height="0.561cm" svg:x="7.224cm" svg:y="5.439cm">
          <draw:text-box>
            <text:p><text:span text:style-name="T4">JPEG_NODE *jpeg_create_link(PFBDEV pfbdev, JPEG_NODE *head); // jpeg_load.c</text:span></text:p>
          </draw:text-box>
        </draw:frame>
        <draw:line draw:style-name="gr3" draw:text-style-name="P1" draw:layer="layout" svg:x1="5.9cm" svg:y1="5.7cm" svg:x2="7.4cm" svg:y2="5.7cm">
          <text:p/>
        </draw:line>
        <draw:frame draw:style-name="gr2" draw:text-style-name="P4" draw:id="id1" draw:layer="layout" svg:width="5.006cm" svg:height="0.624cm" svg:x="5.2cm" svg:y="6cm">
          <draw:text-box>
            <text:p><text:span text:style-name="T3">FILE_NODE *jpeg_file_head; </text:span></text:p>
          </draw:text-box>
        </draw:frame>
        <draw:frame draw:style-name="gr2" draw:text-style-name="P4" draw:id="id2" draw:layer="layout" svg:width="11.458cm" svg:height="0.624cm" svg:x="8.7cm" svg:y="6.676cm">
          <draw:text-box>
            <text:p><text:span text:style-name="T3">FILENAME *load_init(FILENAME *head, const char *exname); // load.c</text:span></text:p>
          </draw:text-box>
        </draw:frame>
        <draw:connector draw:style-name="gr4" draw:text-style-name="P1" draw:id="id3" draw:layer="layout" svg:x1="7.703cm" svg:y1="6.624cm" svg:x2="8.7cm" svg:y2="6.988cm" draw:start-shape="id1" draw:start-glue-point="2" draw:end-shape="id2" draw:end-glue-point="3" svg:d="m7703 6624v364h997">
          <text:p/>
        </draw:connector>
        <draw:frame draw:style-name="gr2" draw:text-style-name="P4" draw:id="id4" draw:layer="layout" svg:width="13.507cm" svg:height="0.624cm" svg:x="8.655cm" svg:y="7.5cm">
          <draw:text-box>
            <text:p><text:span text:style-name="T3"><text:s/></text:span><text:span text:style-name="T3">FILE_NODE *jpeg_decode(PFBDEV pfbdev, const char *img_file); // jpeg_decode.c</text:span></text:p>
          </draw:text-box>
          <draw:glue-point draw:id="4" svg:x="-3.263cm" svg:y="3.012cm"/>
        </draw:frame>
        <draw:connector draw:style-name="gr4" draw:text-style-name="P1" draw:layer="layout" svg:x1="7.703cm" svg:y1="6.988cm" svg:x2="8.655cm" svg:y2="7.812cm" draw:start-shape="id3" draw:start-glue-point="0" draw:end-shape="id4" draw:end-glue-point="3" svg:d="m7703 6988v824h952">
          <text:p/>
        </draw:connector>
        <draw:frame draw:style-name="gr2" draw:text-style-name="P4" draw:id="id5" draw:layer="layout" svg:width="5.273cm" svg:height="0.624cm" svg:x="12.3cm" svg:y="8.205cm">
          <draw:text-box>
            <text:p><text:span text:style-name="T3">jpeg_zoom(); // jpeg_decode.c</text:span></text:p>
          </draw:text-box>
        </draw:frame>
        <draw:connector draw:style-name="gr4" draw:text-style-name="P1" draw:layer="layout" svg:x1="11.001cm" svg:y1="7.999cm" svg:x2="12.3cm" svg:y2="8.517cm" draw:start-shape="id4" draw:start-glue-point="4" draw:end-shape="id5" draw:end-glue-point="3" svg:d="m11001 7999v518h1299">
          <text:p/>
        </draw:connector>
        <draw:custom-shape draw:style-name="gr1" draw:text-style-name="P3" draw:layer="layout" svg:width="2cm" svg:height="1cm" svg:x="0.5cm" svg:y="8.5cm">
          <text:p text:style-name="P1"><text:span text:style-name="T2">显示图片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5cm" svg:y1="6cm" svg:x2="1.5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XiaoGuo </meta:initial-creator>
    <meta:creation-date>2011-05-30T16:30:50</meta:creation-date>
    <dc:date>2011-05-31T19:25:32</dc:date>
    <dc:creator>xwp </dc:creator>
    <meta:editing-duration>PT00H02M37S</meta:editing-duration>
    <meta:editing-cycles>2</meta:editing-cycles>
    <meta:generator>OpenOffice.org/3.2$Linux OpenOffice.org_project/320m19$Build-9505</meta:generator>
    <meta:document-statistic meta:object-count="17"/>
  </office:meta>
</office:document-meta>
</file>